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1cm" svg:height="1.6cm" svg:x="5.2cm" svg:y="3.8cm">
          <text:p text:style-name="P1"/>
          <text:p text:style-name="P1"><text:span text:style-name="T1">Lese</text:span></text:p>
          <text:p text:style-name="P1"><text:span text:style-name="T1">Header</text:span></text:p>
          <text:p text:style-name="P1"><text:span text:style-name="T1">Intel-Hex-File</text:span>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3.5cm" svg:height="3cm" svg:x="5.5cm" svg:y="6.7cm">
          <text:p text:style-name="P2"><text:span text:style-name="T1">If</text:span></text:p>
          <text:p text:style-name="P2"><text:span text:style-name="T1">Address</text:span></text:p>
          <text:p text:style-name="P2"><text:span text:style-name="T1">erwarte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7.25cm" svg:y1="5.4cm" svg:x2="7.25cm" svg:y2="6.7cm" draw:start-shape="id1" draw:start-glue-point="6" draw:end-shape="id2" draw:end-glue-point="4" svg:d="M7250 5400v1300" svg:viewBox="0 0 1 1301">
          <text:p/>
        </draw:connector>
        <draw:custom-shape draw:style-name="gr1" draw:text-style-name="P2" xml:id="id3" draw:id="id3" draw:layer="layout" svg:width="3.7cm" svg:height="2cm" svg:x="5.4cm" svg:y="11.5cm">
          <text:p text:style-name="P1"><text:span text:style-name="T1">Lese</text:span></text:p>
          <text:p text:style-name="P1"><text:span text:style-name="T1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3.7cm" svg:height="2cm" svg:x="11.4cm" svg:y="7.2cm">
          <text:p text:style-name="P1"><text:span text:style-name="T1">Daten = 0x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25cm" svg:y1="9.7cm" svg:x2="7.25cm" svg:y2="11.5cm" draw:start-shape="id2" draw:start-glue-point="6" draw:end-shape="id3" draw:end-glue-point="4" svg:d="M7250 9700v1800" svg:viewBox="0 0 1 1801">
          <text:p/>
        </draw:connector>
        <draw:connector draw:style-name="gr2" draw:text-style-name="P1" draw:layer="layout" svg:x1="9cm" svg:y1="8.2cm" svg:x2="11.4cm" svg:y2="8.2cm" draw:start-shape="id2" draw:start-glue-point="7" draw:end-shape="id4" draw:end-glue-point="5" svg:d="M9000 8200h2400" svg:viewBox="0 0 2401 1">
          <text:p/>
        </draw:connector>
        <draw:frame draw:style-name="gr3" draw:text-style-name="P3" draw:layer="layout" svg:width="0.976cm" svg:height="0.725cm" svg:x="9.295cm" svg:y="7.4cm">
          <draw:text-box>
            <text:p text:style-name="P3"><text:span text:style-name="T1">no</text:span></text:p>
          </draw:text-box>
        </draw:frame>
        <draw:frame draw:style-name="gr3" draw:text-style-name="P3" draw:layer="layout" svg:width="1.158cm" svg:height="0.725cm" svg:x="7.212cm" svg:y="9.938cm">
          <draw:text-box>
            <text:p text:style-name="P3"><text:span text:style-name="T1">yes</text:span></text:p>
          </draw:text-box>
        </draw:frame>
        <draw:custom-shape draw:style-name="gr1" draw:text-style-name="P2" xml:id="id6" draw:id="id6" draw:layer="layout" svg:width="4.3cm" svg:height="1.8cm" svg:x="5.1cm" svg:y="16.8cm">
          <text:p text:style-name="P1"><text:span text:style-name="T1">Daten send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25cm" svg:y1="13.5cm" svg:x2="18.65cm" svg:y2="14.8cm" draw:start-shape="id3" draw:start-glue-point="6" draw:end-shape="id5" draw:end-glue-point="4" svg:d="M7250 13500v651h11400v649" svg:viewBox="0 0 11401 1301">
          <text:p/>
        </draw:connector>
        <draw:connector draw:style-name="gr2" draw:text-style-name="P1" draw:layer="layout" draw:line-skew="-1.201cm" svg:x1="13.25cm" svg:y1="9.2cm" svg:x2="18.65cm" svg:y2="14.8cm" draw:start-shape="id4" draw:start-glue-point="6" draw:end-shape="id5" draw:end-glue-point="4" svg:d="M13250 9200v1600h5400v4000" svg:viewBox="0 0 5401 5601">
          <text:p/>
        </draw:connector>
        <draw:connector draw:style-name="gr2" draw:text-style-name="P1" draw:layer="layout" draw:line-skew="0.498cm -2.799cm" svg:x1="7.25cm" svg:y1="18.6cm" svg:x2="5.2cm" svg:y2="4.6cm" draw:start-shape="id6" draw:start-glue-point="6" draw:end-shape="id1" draw:end-glue-point="5" svg:d="M7250 18600v1000h-5450v-15000h3400" svg:viewBox="0 0 5451 15001">
          <text:p/>
        </draw:connector>
        <draw:custom-shape draw:style-name="gr1" draw:text-style-name="P1" xml:id="id7" draw:id="id7" draw:layer="layout" svg:width="4.1cm" svg:height="1.4cm" svg:x="5.2cm" svg:y="1cm">
          <text:p text:style-name="P1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25cm" svg:y1="2.4cm" svg:x2="7.25cm" svg:y2="3.8cm" draw:start-shape="id7" draw:start-glue-point="6" draw:end-shape="id1" draw:end-glue-point="4" svg:d="M7250 2400v1400" svg:viewBox="0 0 1 1401">
          <text:p/>
        </draw:connector>
        <draw:custom-shape draw:style-name="gr4" draw:text-style-name="P1" xml:id="id5" draw:id="id5" draw:layer="layout" svg:width="3.1cm" svg:height="2.9cm" svg:x="17.1cm" svg:y="14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2" draw:layer="layout" svg:width="1.776cm" svg:height="1.673cm" svg:x="17.7cm" svg:y="15.4cm">
          <draw:text-box>
            <text:p text:style-name="P2"><text:span text:style-name="T1">Daten-</text:span></text:p>
            <text:p text:style-name="P2"><text:span text:style-name="T1">Block</text:span></text:p>
            <text:p text:style-name="P2"><text:span text:style-name="T1">voll</text:span></text:p>
          </draw:text-box>
        </draw:frame>
        <draw:connector draw:style-name="gr2" draw:text-style-name="P1" draw:layer="layout" draw:line-skew="0.498cm 0cm -0.599cm" svg:x1="18.65cm" svg:y1="17.7cm" svg:x2="7.25cm" svg:y2="16.8cm" draw:start-shape="id5" draw:start-glue-point="6" draw:end-shape="id6" draw:end-glue-point="4" svg:d="M18650 17700v1000h-5399v-3000h-6001v1100" svg:viewBox="0 0 11401 3001">
          <text:p/>
        </draw:connector>
        <draw:frame draw:style-name="gr3" draw:text-style-name="P3" draw:layer="layout" svg:width="1.158cm" svg:height="0.725cm" svg:x="18.642cm" svg:y="17.675cm">
          <draw:text-box>
            <text:p><text:span text:style-name="T1">yes</text:span></text:p>
          </draw:text-box>
        </draw:frame>
        <draw:connector draw:style-name="gr2" draw:text-style-name="P1" draw:layer="layout" draw:line-skew="2.399cm" svg:x1="17.1cm" svg:y1="16.25cm" svg:x2="9.1cm" svg:y2="12.5cm" draw:start-shape="id5" draw:start-glue-point="5" draw:end-shape="id3" svg:d="M17100 16250h-1600v-3750h-6400" svg:viewBox="0 0 8001 3751">
          <text:p/>
        </draw:connector>
        <draw:frame draw:style-name="gr3" draw:text-style-name="P3" draw:layer="layout" svg:width="0.976cm" svg:height="0.725cm" svg:x="15.9cm" svg:y="15.5cm">
          <draw:text-box>
            <text:p text:style-name="P3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15:30:16.987000000</meta:creation-date>
    <dc:date>2015-05-03T16:12:16.498000000</dc:date>
    <meta:editing-duration>PT36M41S</meta:editing-duration>
    <meta:editing-cycles>6</meta:editing-cycles>
    <meta:generator>LibreOffice/4.2.3.3$Windows_x86 LibreOffice_project/882f8a0a489bc99a9e60c7905a60226254cb6ff0</meta:generator>
    <meta:document-statistic meta:object-count="21"/>
  </office:meta>
</office:document-meta>
</file>